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7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199" calcext:value-type="float">
            <text:p>199</text:p>
          </table:table-cell>
          <table:table-cell office:value-type="float" office:value="149" calcext:value-type="float">
            <text:p>1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16" calcext:value-type="float">
            <text:p>216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228" calcext:value-type="float">
            <text:p>22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204" calcext:value-type="float">
            <text:p>204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237" calcext:value-type="float">
            <text:p>237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261" calcext:value-type="float">
            <text:p>261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264" calcext:value-type="float">
            <text:p>264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216" calcext:value-type="float">
            <text:p>216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282" calcext:value-type="float">
            <text:p>282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85" calcext:value-type="float">
            <text:p>285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294" calcext:value-type="float">
            <text:p>294</text:p>
          </table:table-cell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297" calcext:value-type="float">
            <text:p>297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303" calcext:value-type="float">
            <text:p>303</text:p>
          </table:table-cell>
          <table:table-cell office:value-type="float" office:value="165" calcext:value-type="float">
            <text:p>165</text:p>
          </table:table-cell>
          <table:table-cell office:value-type="float" office:value="81" calcext:value-type="float">
            <text:p>81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309" calcext:value-type="float">
            <text:p>309</text:p>
          </table:table-cell>
          <table:table-cell office:value-type="float" office:value="167" calcext:value-type="float">
            <text:p>167</text:p>
          </table:table-cell>
          <table:table-cell office:value-type="float" office:value="85" calcext:value-type="float">
            <text:p>85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318" calcext:value-type="float">
            <text:p>318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321" calcext:value-type="float">
            <text:p>321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324" calcext:value-type="float">
            <text:p>324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218" calcext:value-type="float">
            <text:p>218</text:p>
          </table:table-cell>
          <table:table-cell office:value-type="float" office:value="327" calcext:value-type="float">
            <text:p>327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336" calcext:value-type="float">
            <text:p>336</text:p>
          </table:table-cell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office:value-type="float" office:value="339" calcext:value-type="float">
            <text:p>339</text:p>
          </table:table-cell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office:value-type="float" office:value="342" calcext:value-type="float">
            <text:p>342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205" calcext:value-type="float">
            <text:p>20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345" calcext:value-type="float">
            <text:p>345</text:p>
          </table:table-cell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office:value-type="float" office:value="348" calcext:value-type="float">
            <text:p>348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office:value-type="float" office:value="351" calcext:value-type="float">
            <text:p>351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196" calcext:value-type="float">
            <text:p>196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float" office:value="182" calcext:value-type="float">
            <text:p>182</text:p>
          </table:table-cell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357" calcext:value-type="float">
            <text:p>357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211" calcext:value-type="float">
            <text:p>211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242" calcext:value-type="float">
            <text:p>242</text:p>
          </table:table-cell>
          <table:table-cell office:value-type="float" office:value="363" calcext:value-type="float">
            <text:p>363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08" calcext:value-type="float">
            <text:p>208</text:p>
          </table:table-cell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214" calcext:value-type="float">
            <text:p>214</text:p>
          </table:table-cell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372" calcext:value-type="float">
            <text:p>372</text:p>
          </table:table-cell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office:value-type="float" office:value="223" calcext:value-type="float">
            <text:p>223</text:p>
          </table:table-cell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220" calcext:value-type="float">
            <text:p>220</text:p>
          </table:table-cell>
          <table:table-cell office:value-type="float" office:value="253" calcext:value-type="float">
            <text:p>25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office:value-type="float" office:value="378" calcext:value-type="float">
            <text:p>378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float" office:value="218" calcext:value-type="float">
            <text:p>218</text:p>
          </table:table-cell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40:08.898561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2:53:11.895444396</meta:creation-date>
    <dc:date>2021-02-03T09:51:29.465893009</dc:date>
    <meta:editing-duration>PT4M12S</meta:editing-duration>
    <meta:editing-cycles>2</meta:editing-cycles>
    <meta:generator>LibreOffice/6.4.6.2$Linux_X86_64 LibreOffice_project/40$Build-2</meta:generator>
    <meta:document-statistic meta:table-count="1" meta:cell-count="780" meta:object-count="0"/>
  </office:meta>
</office:document-meta>
</file>